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wasdee" officeooo:rsid="001f51d8" officeooo:paragraph-rsid="001f51d8"/>
    </style:style>
    <style:style style:name="P2" style:family="paragraph" style:parent-style-name="Standard">
      <style:text-properties style:font-name="Sawasdee" officeooo:rsid="00213a67" officeooo:paragraph-rsid="00213a67"/>
    </style:style>
    <style:style style:name="P3" style:family="paragraph" style:parent-style-name="Standard">
      <style:text-properties style:font-name="Sawasdee" officeooo:rsid="0024261d" officeooo:paragraph-rsid="0024261d"/>
    </style:style>
    <style:style style:name="P4" style:family="paragraph" style:parent-style-name="Standard">
      <style:text-properties style:font-name="Sawasdee" officeooo:rsid="002ad80a" officeooo:paragraph-rsid="002ad80a"/>
    </style:style>
    <style:style style:name="T1" style:family="text">
      <style:text-properties officeooo:rsid="00213a67"/>
    </style:style>
    <style:style style:name="T2" style:family="text">
      <style:text-properties officeooo:rsid="00229553"/>
    </style:style>
    <style:style style:name="T3" style:family="text">
      <style:text-properties officeooo:rsid="0024a85d"/>
    </style:style>
    <style:style style:name="T4" style:family="text">
      <style:text-properties officeooo:rsid="0025eb82"/>
    </style:style>
    <style:style style:name="T5" style:family="text">
      <style:text-properties officeooo:rsid="002673ed"/>
    </style:style>
    <style:style style:name="T6" style:family="text">
      <style:text-properties officeooo:rsid="002dbfc9"/>
    </style:style>
    <style:style style:name="T7" style:family="text">
      <style:text-properties officeooo:rsid="002f56d7"/>
    </style:style>
    <style:style style:name="T8" style:family="text">
      <style:text-properties officeooo:rsid="00314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Face est une association composée environs de <text:span text:style-name="T7">quatre</text:span> employé<text:span text:style-name="T4">s</text:span>. Elle à pour objectif principale de lutter contre l’exclusion dans le domaine pro. Pour faire face à ce problème, <text:span text:style-name="T8">e</text:span>lle propose des services qui lui permettent d’accompagner ces flux, <text:span text:style-name="T1">jusqu’à ce qu’ils aient une stabilité professionnelle.</text:span></text:p>
      <text:p text:style-name="P1"/>
      <text:p text:style-name="P2"><text:tab/>Pour palier à un manque qui concerne la gestion des données information collecté lors des entretiens avec le flux. <text:span text:style-name="T2">Pour cela, elle s’attend à ce que nous lui proposions une <text:s/>application web, qui lui permettra tout d’abord de pouvoir stocker les données relatives au flux et offres enregistrées, mais aussi de pouvoir y faire une recherche optimale, qui permettrait à chaque employé d’apporté une réponse rapide et efficace au flux lors des entretiens.</text:span></text:p>
      <text:p text:style-name="P3"/>
      <text:p text:style-name="P3"><text:span text:style-name="T5"><text:tab/>Cette application doit permettre la réalisation d’autres tâches tel que, la g</text:span>estion <text:span text:style-name="T5">et la planification </text:span>des <text:span text:style-name="T3">entrevues. Mais aussi, permettre aux ‘Super User’ de bénéficier d’ une vue globale sur le fonctionnement de l’association et donner lieux notamment à la gestion des comptes employés.A travers cette application l’employé pourra accompagner de manière optimale chaque flux, jusqu’à la stabilisation de son de sa situation professionnelle.</text:span></text:p>
      <text:p text:style-name="P3"/>
      <text:p text:style-name="P4">Sera déployer en intranet, devra être supporté en sur différent type des média<text:span text:style-name="T6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28:57.049885852</meta:creation-date>
    <dc:date>2016-11-15T17:25:52.011398417</dc:date>
    <meta:editing-duration>PT27M22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95" meta:character-count="1276" meta:non-whitespace-character-count="1081"/>
  </office:meta>
</office:document-meta>
</file>